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44cm" fo:margin-left="-0.035cm" table:align="left" style:writing-mode="lr-tb"/>
    </style:style>
    <style:style style:name="Table1.A" style:family="table-column">
      <style:table-column-properties style:column-width="10.527cm"/>
    </style:style>
    <style:style style:name="Table1.B" style:family="table-column">
      <style:table-column-properties style:column-width="4.503cm"/>
    </style:style>
    <style:style style:name="Table1.C" style:family="table-column">
      <style:table-column-properties style:column-width="3.91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top" fo:padding="0.097cm" fo:border="0.25pt solid #000000" style:writing-mode="lr-tb"/>
    </style:style>
    <style:style style:name="Table1.2" style:family="table-row">
      <style:table-row-properties style:min-row-height="1.423cm" fo:keep-together="auto"/>
    </style:style>
    <style:style style:name="Table1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1.402cm" fo:keep-together="auto"/>
    </style:style>
    <style:style style:name="Table1.A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1.903cm" fo:keep-together="auto"/>
    </style:style>
    <style:style style:name="Table1.A6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Table1.7" style:family="table-row">
      <style:table-row-properties style:min-row-height="1.716cm" fo:keep-together="auto"/>
    </style:style>
    <style:style style:name="Table1.A7" style:family="table-cell">
      <style:table-cell-properties style:vertical-align="top" fo:padding="0.097cm" fo:border="0.5pt solid #000000" style:writing-mode="lr-tb"/>
    </style:style>
    <style:style style:name="Table1.8" style:family="table-row">
      <style:table-row-properties style:min-row-height="1.561cm" fo:keep-together="auto"/>
    </style:style>
    <style:style style:name="P1" style:family="paragraph" style:parent-style-name="Standard_20__28_user_29_">
      <style:paragraph-properties fo:text-align="center" style:justify-single-word="false"/>
      <style:text-properties fo:language="ru" fo:country="RU" officeooo:paragraph-rsid="0003c66c"/>
    </style:style>
    <style:style style:name="P2" style:family="paragraph" style:parent-style-name="Standard_20__28_user_29_">
      <style:text-properties fo:language="ru" fo:country="RU" officeooo:paragraph-rsid="0003c66c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03c66c"/>
    </style:style>
    <style:style style:name="P4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3c66c"/>
    </style:style>
    <style:style style:name="P5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 officeooo:paragraph-rsid="0003c66c"/>
    </style:style>
    <style:style style:name="P6" style:family="paragraph" style:parent-style-name="Table_20_Contents">
      <style:text-properties style:font-name="Times New Roman" fo:font-size="14pt" fo:language="ru" fo:country="RU" fo:font-weight="bold" officeooo:paragraph-rsid="0003c66c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Times New Roman" fo:font-size="14pt" fo:language="ru" fo:country="RU" fo:font-weight="bold" officeooo:rsid="000585be" officeooo:paragraph-rsid="000585be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paragraph-rsid="0003c66c" style:font-weight-asian="bold" style:font-weight-complex="bold"/>
    </style:style>
    <style:style style:name="P9" style:family="paragraph" style:parent-style-name="Table_20_Contents">
      <style:text-properties fo:language="ru" fo:country="RU" fo:font-weight="bold" officeooo:paragraph-rsid="0003c66c" style:font-weight-asian="bold" style:font-weight-complex="bold"/>
    </style:style>
    <style:style style:name="P10" style:family="paragraph" style:parent-style-name="Table_20_Contents">
      <style:text-properties fo:language="ru" fo:country="RU" fo:font-weight="normal" officeooo:rsid="001c9eff" officeooo:paragraph-rsid="0003c66c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officeooo:paragraph-rsid="0003c66c" style:font-name-asian="Times New Roman" style:font-name-complex="Times New Roman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officeooo:rsid="000585be" officeooo:paragraph-rsid="000585be"/>
    </style:style>
    <style:style style:name="P13" style:family="paragraph" style:parent-style-name="Table_20_Contents">
      <style:text-properties officeooo:paragraph-rsid="0003c66c"/>
    </style:style>
    <style:style style:name="P14" style:family="paragraph" style:parent-style-name="List_20_Heading">
      <style:text-properties fo:language="ru" fo:country="RU" fo:font-weight="bold" officeooo:paragraph-rsid="0003c66c" style:font-weight-asian="bold" style:font-weight-complex="bold"/>
    </style:style>
    <style:style style:name="P15" style:family="paragraph" style:parent-style-name="Normal_20__28_Web_29_">
      <style:paragraph-properties fo:margin-top="0cm" fo:margin-bottom="0.21cm" loext:contextual-spacing="false"/>
      <style:text-properties officeooo:paragraph-rsid="0003c66c"/>
    </style:style>
    <style:style style:name="P16" style:family="paragraph" style:parent-style-name="Normal_20__28_Web_29_">
      <style:paragraph-properties fo:margin-top="0cm" fo:margin-bottom="0.21cm" loext:contextual-spacing="false"/>
      <style:text-properties fo:font-weight="bold" officeooo:rsid="000585be" officeooo:paragraph-rsid="000585be" style:font-weight-asian="bold" style:font-weight-complex="bold"/>
    </style:style>
    <style:style style:name="P17" style:family="paragraph" style:parent-style-name="Standard_20__28_user_29_" style:master-page-name="Standard">
      <style:paragraph-properties fo:text-align="center" style:justify-single-word="false" style:page-number="auto"/>
      <style:text-properties fo:language="ru" fo:country="RU" officeooo:paragraph-rsid="0003c66c"/>
    </style:style>
    <style:style style:name="P18" style:family="paragraph" style:parent-style-name="Table_20_Contents" style:list-style-name="WW8Num4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officeooo:rsid="00061f97" officeooo:paragraph-rsid="00061f97"/>
    </style:style>
    <style:style style:name="P20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officeooo:rsid="000711ef" officeooo:paragraph-rsid="000711ef"/>
    </style:style>
    <style:style style:name="P21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officeooo:rsid="00089a7e" officeooo:paragraph-rsid="00089a7e"/>
    </style:style>
    <style:style style:name="P22" style:family="paragraph" style:parent-style-name="Table_20_Contents" style:list-style-name="WW8Num2">
      <style:paragraph-properties fo:margin-left="0.672cm" fo:margin-right="0cm" fo:text-indent="-0.635cm" style:auto-text-indent="false"/>
      <style:text-properties fo:language="ru" fo:country="RU" officeooo:rsid="00089a7e" officeooo:paragraph-rsid="00089a7e"/>
    </style:style>
    <style:style style:name="P23" style:family="paragraph" style:parent-style-name="Table_20_Contents" style:list-style-name="WW8Num2">
      <style:paragraph-properties fo:margin-left="0.672cm" fo:margin-right="0cm" fo:text-indent="-0.635cm" style:auto-text-indent="false"/>
      <style:text-properties fo:language="ru" fo:country="RU" officeooo:rsid="000950d5" officeooo:paragraph-rsid="000950d5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a23be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style:font-name-asian="Times New Roman" style:font-name-complex="Times New Roman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officeooo:rsid="0003c66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officeooo:rsid="000585be"/>
    </style:style>
    <style:style style:name="T11" style:family="text">
      <style:text-properties officeooo:rsid="000711ef"/>
    </style:style>
    <style:style style:name="T12" style:family="text">
      <style:text-properties officeooo:rsid="000877ac"/>
    </style:style>
    <style:style style:name="T13" style:family="text">
      <style:text-properties officeooo:rsid="00089a7e"/>
    </style:style>
    <style:style style:name="T14" style:family="text">
      <style:text-properties officeooo:rsid="000950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Университет ИТМО, факультет программной инженерии и компьютерной техники </text:p>
      <text:p text:style-name="P1">Двухнедельная отчётная работа по «Информатике»: аннотация к статье</text:p>
      <text:p text:style-name="P3"><text:span text:style-name="T1">Дата лекции: <text:tab/><text:tab/>Дата сдачи: </text:span><text:span text:style-name="T7"><text:s/></text:span></text:p>
      <text:p text:style-name="P1"/>
      <text:p text:style-name="P4"><text:span text:style-name="T1">Выполнил(а) </text:span><text:span text:style-name="T2"><text:tab/></text:span><text:span text:style-name="T3">Щербаков Александр Валерьевич</text:span><text:span text:style-name="T2"><text:tab/></text:span><text:span text:style-name="T1">, № группы </text:span><text:span text:style-name="T2"><text:tab/></text:span><text:span text:style-name="T3">Р3110</text:span><text:span text:style-name="T2"><text:tab/></text:span><text:span text:style-name="T1">, оценка </text:span><text:span text:style-name="T2"><text:tab/></text:span></text:p>
      <text:p text:style-name="P5"><text:tab/>Фамилия И.О. студента<text:tab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Название статьи:</text:p>
            <text:p text:style-name="P7">Совместное использование LaTeX и Markdow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<text:span text:style-name="T8">ФИО автора статьи (или </text:span><text:span text:style-name="T9">e</text:span><text:span text:style-name="T8">-</text:span><text:span text:style-name="T9">mail</text:span><text:span text:style-name="T8">)</text:span></text:p>
            <text:p text:style-name="P16">Дмитрий Старушко</text:p>
          </table:table-cell>
          <table:table-cell table:style-name="Table1.A2" office:value-type="string">
            <text:p text:style-name="P8">Дата публикации</text:p>
            <text:p text:style-name="P11"><text:s/><text:span text:style-name="T10">3 ноября 2020 г</text:span></text:p>
          </table:table-cell>
          <table:table-cell table:style-name="Table1.C2" office:value-type="string">
            <text:p text:style-name="P8">Размер статьи </text:p>
            <text:p text:style-name="P12">19 страниц</text:p>
          </table:table-cell>
        </table:table-row>
        <table:table-row table:style-name="Table1.3">
          <table:table-cell table:style-name="Table1.A3" table:number-columns-spanned="3" office:value-type="string">
            <text:p text:style-name="P9">Прямая полная ссылка на источник</text:p>
            <text:p text:style-name="P9"><text:a xlink:type="simple" xlink:href="https://drive.google.com/file/d/1u-m4_jqmyQNeRaSKaajUXZK05op54fR-/view" text:style-name="Internet_20_link" text:visited-style-name="Visited_20_Internet_20_Link">https://drive.google.com/file/d/1u-m4_jqmyQNeRaSKaajUXZK05op54fR-/view</text:a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4">Теги: LaTeX, Markdown, вёрстка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P9">Перечень фактов, упомянутых в статье</text:p>
            <text:list xml:id="list1469718077" text:style-name="WW8Num4">
              <text:list-item>
                <text:p text:style-name="P18">Markdown <text:span text:style-name="T10">максимально простой и читаемый «облегченный язык разметки»</text:span></text:p>
              </text:list-item>
              <text:list-item>
                <text:p text:style-name="P18">LaTeX имеет массу возможностей, что черевато обширным синтаксисом и высоким порогом вхождения.</text:p>
              </text:list-item>
              <text:list-item>
                <text:p text:style-name="P18">Обычно сценарий процесса совместного использования LaTe и Markdown предполагает перегон текста Markdown через утилиты типа pandoc.</text:p>
              </text:list-item>
              <text:list-item>
                <text:p text:style-name="P18">В стандартной поставке LaTex присутствует пакет «markdown», который дает возможность включать markdown тексты в LaTeX — исходники.</text:p>
              </text:list-item>
              <text:list-item>
                <text:p text:style-name="P18">В пакете «markdown» реализован целый ряд расширений синтаксиса Markdown и <text:s/>полноценная поддержка базовых возможностей «упрощённого языка разметки»</text:p>
              </text:list-item>
            </text:list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9">Позитивные следствия и/или достоинства описанной в статье технологии (минимум три пункта)</text:p>
            <text:list xml:id="list2165436049" text:style-name="WW8Num3">
              <text:list-item>
                <text:p text:style-name="P19">Возможность использования Markdown текстов в LaTeX документе непосредственно, без промежуточных преобразований.</text:p>
              </text:list-item>
              <text:list-item>
                <text:p text:style-name="P19">Скорость набора текста <text:span text:style-name="T11">для LaTeX верстки </text:span>заметно возрастает</text:p>
              </text:list-item>
              <text:list-item>
                <text:p text:style-name="P20">Из документов с базовыми возможностями разметки Markdown в сочетании с <text:span text:style-name="T12">механизмами LaTeX можно быстро сформировать оглавление, сноски на литературу </text:span><text:span text:style-name="T13">и многое другое</text:span></text:p>
              </text:list-item>
              <text:list-item>
                <text:p text:style-name="P21">С помощью механизмов LaTeX хорошо настраивается внешний вид конечного документа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9">Негативные следствия и/или недостатки описанной в статье технологии (минимум три пункта)</text:p>
            <text:list xml:id="list2676008630" text:style-name="WW8Num2">
              <text:list-item>
                <text:p text:style-name="P22">Инструментальные среды LaTeX позволяют быстро сопоставить фрагмент итогового документа с его оригиналом в исходном файле LaTeX, что позволяет локализовать проблемные фрагменты в случае необходимости, для md файлов такой возможности нет.</text:p>
              </text:list-item>
              <text:list-item>
                <text:p text:style-name="P22">В ходе трансляции md файла перестают экранироваться специальные символы LaTeX, это может привести к ошибкам, <text:span text:style-name="T14">если не экранировать проблемные символы вручную</text:span>.</text:p>
              </text:list-item>
              <text:list-item>
                <text:p text:style-name="P23">Получить результат трансляции md файла, отличный от результата реализованного авторами пакета «markdown» бывает довольно трудно, или совсем невозможно без модификации кода пакета «markdown».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P13"><text:span text:style-name="T6">Ваши замечания, пожелания преподавателю </text:span><text:span text:style-name="T4">или</text:span><text:span text:style-name="T6"> анекдот о программистах</text:span><text:span text:style-name="Footnote_20_Symbol"><text:span text:style-name="T6"><text:note text:id="ftn1" text:note-class="footnote"><text:note-citation>1</text:note-citation><text:note-body><text:p text:style-name="Footnote"><text:span text:style-name="T5"><text:tab/></text:span><text:span text:style-name="T1">Наличие этой графы не влияет на оценку</text:span></text:p></text:note-body></text:note></text:span></text:span></text:p>
            <text:p text:style-name="P10"/>
            <text:p text:style-name="P9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WW8Num4z0" style:family="text"/>
    <style:style style:name="WW8Num3z0" style:family="text">
      <style:text-properties fo:font-weight="normal" style:font-weight-asian="normal" style:font-weight-complex="normal"/>
    </style:style>
    <style:style style:name="WW8Num2z0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2-09T23:33:47.163016774</dc:date>
    <meta:editing-duration>PT1H12M10S</meta:editing-duration>
    <meta:editing-cycles>8</meta:editing-cycles>
    <meta:document-statistic meta:table-count="1" meta:image-count="0" meta:object-count="0" meta:page-count="1" meta:paragraph-count="33" meta:word-count="315" meta:character-count="2457" meta:non-whitespace-character-count="2171"/>
  </office:meta>
</office:document-meta>
</file>